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6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0000" fo:font-size="96pt" style:font-size-asian="18pt" style:font-size-complex="1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5" style:family="paragraph">
      <style:text-properties fo:font-size="66pt" style:font-size-asian="18pt" style:font-size-complex="18pt"/>
    </style:style>
    <style:style style:name="P6" style:family="paragraph">
      <loext:graphic-properties draw:fill="none" draw:fill-color="#ffffff"/>
      <style:text-properties fo:font-size="66pt" style:font-size-asian="18pt" style:font-size-complex="18pt"/>
    </style:style>
    <style:style style:name="P7" style:family="paragraph">
      <style:text-properties fo:font-size="54pt" style:font-size-asian="18pt" style:font-size-complex="18pt"/>
    </style:style>
    <style:style style:name="P8" style:family="paragraph">
      <loext:graphic-properties draw:fill="none" draw:fill-color="#ffffff"/>
      <style:text-properties fo:font-size="54pt" style:font-size-asian="18pt" style:font-size-complex="18pt"/>
    </style:style>
    <style:style style:name="P9" style:family="paragraph">
      <style:paragraph-properties fo:text-align="center" style:writing-mode="lr-tb"/>
      <style:text-properties fo:color="#ff0000" fo:font-size="44pt" style:font-size-asian="18pt" style:font-size-complex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11" style:family="paragraph">
      <style:paragraph-properties fo:text-align="end" style:writing-mode="lr-tb"/>
      <style:text-properties fo:color="#0000ff" fo:font-size="44pt" style:font-size-asian="18pt" style:font-size-complex="18pt"/>
    </style:style>
    <style:style style:name="P12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13" style:family="paragraph">
      <style:text-properties fo:color="#0000ff" fo:font-size="44pt" style:font-size-asian="18pt" style:font-size-complex="18pt"/>
    </style:style>
    <style:style style:name="P14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T1" style:family="text">
      <style:text-properties fo:color="#ff0000" fo:font-size="96pt" style:font-size-asian="18pt" style:font-size-complex="18pt"/>
    </style:style>
    <style:style style:name="T2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meth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met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176cm" svg:y1="9.398cm" svg:x2="15.494cm" svg:y2="8.382cm">
          <text:p/>
        </draw:line>
        <draw:frame draw:style-name="gr5" draw:text-style-name="P4" draw:layer="layout" svg:width="3.556cm" svg:height="4.572cm" svg:x="11.43cm" svg:y="7.366cm">
          <draw:text-box>
            <text:p text:style-name="P3"><text:span text:style-name="T1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 text:style-name="P5">Assumption</text:p>
          </draw:text-box>
        </draw:frame>
        <draw:frame draw:style-name="gr6" draw:text-style-name="P6" draw:layer="layout" svg:width="5.842cm" svg:height="2.998cm" svg:x="1.016cm" svg:y="17.322cm">
          <draw:text-box>
            <text:p text:style-name="P5">Goal</text:p>
          </draw:text-box>
        </draw:frame>
        <draw:frame draw:style-name="gr7" draw:text-style-name="P8" draw:layer="layout" svg:width="19.05cm" svg:height="3.002cm" svg:x="7.62cm" svg:y="17.318cm">
          <draw:text-box>
            <text:p text:style-name="P7">1/3 validators slashed</text:p>
          </draw:text-box>
        </draw:frame>
        <draw:frame draw:style-name="gr8" draw:text-style-name="P10" draw:layer="layout" svg:width="24.638cm" svg:height="2.54cm" svg:x="1.016cm" svg:y="10.922cm">
          <draw:text-box>
            <text:p text:style-name="P9"><text:span text:style-name="T2">Not on the same chain</text:span></text:p>
          </draw:text-box>
        </draw:frame>
        <draw:frame draw:style-name="gr9" draw:text-style-name="P12" draw:layer="layout" svg:width="10.922cm" svg:height="2.224cm" svg:x="0cm" svg:y="5.396cm">
          <draw:text-box>
            <text:p text:style-name="P11"><text:span text:style-name="T2">Committed</text:span></text:p>
          </draw:text-box>
        </draw:frame>
        <draw:frame draw:style-name="gr10" draw:text-style-name="P14" draw:layer="layout" svg:width="12.192cm" svg:height="2.681cm" svg:x="15.748cm" svg:y="5.447cm">
          <draw:text-box>
            <text:p text:style-name="P13"><text:span text:style-name="T2">Commit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09-20T17:04:07.098288228</dc:date>
    <meta:editing-duration>PT15M8S</meta:editing-duration>
    <meta:editing-cycles>4</meta:editing-cycles>
    <meta:generator>LibreOffice/5.3.1.2$Linux_X86_64 LibreOffice_project/30m0$Build-2</meta:generator>
    <meta:document-statistic meta:object-count="37"/>
  </office:meta>
</office:document-meta>
</file>